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15.361445783132533pt" style:use-optimal-column-width="false"/>
    </style:style>
    <style:style style:name="ACOL-3" style:family="table-column">
      <style:table-column-properties style:column-width="27.892913385826773pt" style:use-optimal-column-width="true"/>
    </style:style>
    <style:style style:name="ACOL-4" style:family="table-column">
      <style:table-column-properties style:column-width="14.457831325301207pt" style:use-optimal-column-width="false"/>
    </style:style>
    <style:style style:name="ACOL-5" style:family="table-column">
      <style:table-column-properties style:column-width="12.650602409638557pt" style:use-optimal-column-width="false"/>
    </style:style>
    <style:style style:name="ACOL-6" style:family="table-column">
      <style:table-column-properties style:column-width="18.07228915662651pt" style:use-optimal-column-width="false"/>
    </style:style>
    <style:style style:name="ACOL-7" style:family="table-column"/>
    <style:style style:name="AROW-1" style:family="table-row">
      <style:table-row-properties style:row-height="13.554216867469883pt" style:use-optimal-row-height="true"/>
    </style:style>
    <style:style style:name="AROW-2" style:family="table-row">
      <style:table-row-properties style:row-height="12.812598425196851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2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1"/>
        <table:table-column table:style-name="ACOL-4"/>
        <table:table-column table:style-name="ACOL-1"/>
        <table:table-column table:style-name="ACOL-5"/>
        <table:table-column table:style-name="ACOL-1"/>
        <table:table-column table:style-name="ACOL-6"/>
        <table:table-column table:style-name="ACOL-1"/>
        <table:table-column table:style-name="ACOL-0" table:number-columns-repeated="2"/>
        <table:table-column table:style-name="ACOL-0" table:number-columns-repeated="115"/>
        <table:table-row table:style-name="AROW-1">
          <table:table-cell table:style-name="ACE-0" office:value-type="string">
            <text:p>$Y_i$</text:p>
          </table:table-cell>
          <table:table-cell table:style-name="ACE-2" office:value-type="string">
            <text:p>&amp;</text:p>
          </table:table-cell>
          <table:table-cell table:style-name="ACE-0" office:value-type="string">
            <text:p>$f_i$</text:p>
          </table:table-cell>
          <table:table-cell table:style-name="ACE-2" office:value-type="string">
            <text:p>&amp;</text:p>
          </table:table-cell>
          <table:table-cell table:style-name="ACE-2" office:value-type="string">
            <text:p>$h_i$</text:p>
          </table:table-cell>
          <table:table-cell table:style-name="ACE-2" office:value-type="string">
            <text:p>&amp;</text:p>
          </table:table-cell>
          <table:table-cell table:style-name="ACE-2" office:value-type="string">
            <text:p>$H_i$</text:p>
          </table:table-cell>
          <table:table-cell table:style-name="ACE-2" office:value-type="string">
            <text:p>&amp;</text:p>
          </table:table-cell>
          <table:table-cell table:style-name="ACE-2" office:value-type="string">
            <text:p>$h_i\%$</text:p>
          </table:table-cell>
          <table:table-cell table:style-name="ACE-2" office:value-type="string">
            <text:p>&amp;</text:p>
          </table:table-cell>
          <table:table-cell table:style-name="ACE-2" office:value-type="string">
            <text:p>$H_i\%$</text:p>
          </table:table-cell>
          <table:table-cell table:style-name="ACE-2" office:value-type="string">
            <text:p>&amp;</text:p>
          </table:table-cell>
          <table:table-cell table:style-name="ACE-2" office:value-type="string">
            <text:p>$H_i*\%$</text:p>
          </table:table-cell>
          <table:table-cell table:number-columns-repeated="115" table:style-name="Gnumeric-default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2" office:value-type="string">
            <text:p>&amp;</text:p>
          </table:table-cell>
          <table:table-cell table:style-name="ACE-0" office:value-type="float" office:value="1">
            <text:p>1</text:p>
          </table:table-cell>
          <table:table-cell table:style-name="ACE-2" office:value-type="string">
            <text:p>&amp;</text:p>
          </table:table-cell>
          <table:table-cell table:style-name="ACE-2" table:formula="of:=[.C2]/[.$C$8]" office:value-type="float" office:value="0.050000000000000003">
            <text:p>0,0500</text:p>
          </table:table-cell>
          <table:table-cell table:style-name="ACE-2" office:value-type="string">
            <text:p>&amp;</text:p>
          </table:table-cell>
          <table:table-cell table:style-name="ACE-2" table:formula="of:=[.E2]/[.$C$8]" office:value-type="float" office:value="0.0025000000000000001">
            <text:p>0,0025</text:p>
          </table:table-cell>
          <table:table-cell table:style-name="ACE-2" office:value-type="string">
            <text:p>&amp;</text:p>
          </table:table-cell>
          <table:table-cell table:style-name="ACE-2" table:formula="of:=[.G2]/[.$C$8]" office:value-type="float" office:value="0.000125">
            <text:p>0,0001</text:p>
          </table:table-cell>
          <table:table-cell table:style-name="ACE-2" office:value-type="string">
            <text:p>&amp;</text:p>
          </table:table-cell>
          <table:table-cell table:style-name="ACE-2" table:formula="of:=[.I2]/[.$C$8]" office:value-type="float" office:value="6.2500000000000003e-06">
            <text:p>0,0000</text:p>
          </table:table-cell>
          <table:table-cell table:style-name="ACE-2" office:value-type="string">
            <text:p>&amp;</text:p>
          </table:table-cell>
          <table:table-cell table:style-name="ACE-2" table:formula="of:=[.K2]/[.$C$8]" office:value-type="float" office:value="3.1250000000000003e-07">
            <text:p>0,0000</text:p>
          </table:table-cell>
          <table:table-cell table:number-columns-repeated="115" table:style-name="Gnumeric-default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2" office:value-type="string">
            <text:p>&amp;</text:p>
          </table:table-cell>
          <table:table-cell table:style-name="ACE-0" office:value-type="float" office:value="2">
            <text:p>2</text:p>
          </table:table-cell>
          <table:table-cell table:style-name="ACE-2" office:value-type="string">
            <text:p>&amp;</text:p>
          </table:table-cell>
          <table:table-cell table:style-name="ACE-2" table:formula="of:=[.C3]/[.$C$8]" office:value-type="float" office:value="0.10000000000000001">
            <text:p>0,1000</text:p>
          </table:table-cell>
          <table:table-cell table:style-name="ACE-2" office:value-type="string">
            <text:p>&amp;</text:p>
          </table:table-cell>
          <table:table-cell table:style-name="ACE-2" table:formula="of:=[.E3]/[.$C$8]" office:value-type="float" office:value="0.0050000000000000001">
            <text:p>0,0050</text:p>
          </table:table-cell>
          <table:table-cell table:style-name="ACE-2" office:value-type="string">
            <text:p>&amp;</text:p>
          </table:table-cell>
          <table:table-cell table:style-name="ACE-2" table:formula="of:=[.G3]/[.$C$8]" office:value-type="float" office:value="0.00025000000000000001">
            <text:p>0,0003</text:p>
          </table:table-cell>
          <table:table-cell table:style-name="ACE-2" office:value-type="string">
            <text:p>&amp;</text:p>
          </table:table-cell>
          <table:table-cell table:style-name="ACE-2" table:formula="of:=[.I3]/[.$C$8]" office:value-type="float" office:value="1.2500000000000001e-05">
            <text:p>0,0000</text:p>
          </table:table-cell>
          <table:table-cell table:style-name="ACE-2" office:value-type="string">
            <text:p>&amp;</text:p>
          </table:table-cell>
          <table:table-cell table:style-name="ACE-2" table:formula="of:=[.K3]/[.$C$8]" office:value-type="float" office:value="6.2500000000000005e-07">
            <text:p>0,0000</text:p>
          </table:table-cell>
          <table:table-cell table:number-columns-repeated="115" table:style-name="Gnumeric-default"/>
        </table:table-row>
        <table:table-row table:style-name="AROW-1">
          <table:table-cell table:style-name="ACE-0" office:value-type="float" office:value="4">
            <text:p>4</text:p>
          </table:table-cell>
          <table:table-cell table:style-name="ACE-2" office:value-type="string">
            <text:p>&amp;</text:p>
          </table:table-cell>
          <table:table-cell table:style-name="ACE-0" office:value-type="float" office:value="5">
            <text:p>5</text:p>
          </table:table-cell>
          <table:table-cell table:style-name="ACE-2" office:value-type="string">
            <text:p>&amp;</text:p>
          </table:table-cell>
          <table:table-cell table:style-name="ACE-2" table:formula="of:=[.C4]/[.$C$8]" office:value-type="float" office:value="0.25">
            <text:p>0,2500</text:p>
          </table:table-cell>
          <table:table-cell table:style-name="ACE-2" office:value-type="string">
            <text:p>&amp;</text:p>
          </table:table-cell>
          <table:table-cell table:style-name="ACE-2" table:formula="of:=[.E4]/[.$C$8]" office:value-type="float" office:value="0.012500000000000001">
            <text:p>0,0125</text:p>
          </table:table-cell>
          <table:table-cell table:style-name="ACE-2" office:value-type="string">
            <text:p>&amp;</text:p>
          </table:table-cell>
          <table:table-cell table:style-name="ACE-2" table:formula="of:=[.G4]/[.$C$8]" office:value-type="float" office:value="0.00062500000000000001">
            <text:p>0,0006</text:p>
          </table:table-cell>
          <table:table-cell table:style-name="ACE-2" office:value-type="string">
            <text:p>&amp;</text:p>
          </table:table-cell>
          <table:table-cell table:style-name="ACE-2" table:formula="of:=[.I4]/[.$C$8]" office:value-type="float" office:value="3.1250000000000001e-05">
            <text:p>0,0000</text:p>
          </table:table-cell>
          <table:table-cell table:style-name="ACE-2" office:value-type="string">
            <text:p>&amp;</text:p>
          </table:table-cell>
          <table:table-cell table:style-name="ACE-2" table:formula="of:=[.K4]/[.$C$8]" office:value-type="float" office:value="1.5625000000000001e-06">
            <text:p>0,0000</text:p>
          </table:table-cell>
          <table:table-cell table:number-columns-repeated="115" table:style-name="Gnumeric-default"/>
        </table:table-row>
        <table:table-row table:style-name="AROW-1">
          <table:table-cell table:style-name="ACE-0" office:value-type="float" office:value="5">
            <text:p>5</text:p>
          </table:table-cell>
          <table:table-cell table:style-name="ACE-2" office:value-type="string">
            <text:p>&amp;</text:p>
          </table:table-cell>
          <table:table-cell table:style-name="ACE-0" office:value-type="float" office:value="7">
            <text:p>7</text:p>
          </table:table-cell>
          <table:table-cell table:style-name="ACE-2" office:value-type="string">
            <text:p>&amp;</text:p>
          </table:table-cell>
          <table:table-cell table:style-name="ACE-2" table:formula="of:=[.C5]/[.$C$8]" office:value-type="float" office:value="0.34999999999999998">
            <text:p>0,3500</text:p>
          </table:table-cell>
          <table:table-cell table:style-name="ACE-2" office:value-type="string">
            <text:p>&amp;</text:p>
          </table:table-cell>
          <table:table-cell table:style-name="ACE-2" table:formula="of:=[.E5]/[.$C$8]" office:value-type="float" office:value="0.017499999999999998">
            <text:p>0,0175</text:p>
          </table:table-cell>
          <table:table-cell table:style-name="ACE-2" office:value-type="string">
            <text:p>&amp;</text:p>
          </table:table-cell>
          <table:table-cell table:style-name="ACE-2" table:formula="of:=[.G5]/[.$C$8]" office:value-type="float" office:value="0.00087499999999999991">
            <text:p>0,0009</text:p>
          </table:table-cell>
          <table:table-cell table:style-name="ACE-2" office:value-type="string">
            <text:p>&amp;</text:p>
          </table:table-cell>
          <table:table-cell table:style-name="ACE-2" table:formula="of:=[.I5]/[.$C$8]" office:value-type="float" office:value="4.3749999999999993e-05">
            <text:p>0,0000</text:p>
          </table:table-cell>
          <table:table-cell table:style-name="ACE-2" office:value-type="string">
            <text:p>&amp;</text:p>
          </table:table-cell>
          <table:table-cell table:style-name="ACE-2" table:formula="of:=[.K5]/[.$C$8]" office:value-type="float" office:value="2.1874999999999998e-06">
            <text:p>0,0000</text:p>
          </table:table-cell>
          <table:table-cell table:number-columns-repeated="115" table:style-name="Gnumeric-default"/>
        </table:table-row>
        <table:table-row table:style-name="AROW-1">
          <table:table-cell table:style-name="ACE-0" office:value-type="float" office:value="6">
            <text:p>6</text:p>
          </table:table-cell>
          <table:table-cell table:style-name="ACE-2" office:value-type="string">
            <text:p>&amp;</text:p>
          </table:table-cell>
          <table:table-cell table:style-name="ACE-0" office:value-type="float" office:value="4">
            <text:p>4</text:p>
          </table:table-cell>
          <table:table-cell table:style-name="ACE-2" office:value-type="string">
            <text:p>&amp;</text:p>
          </table:table-cell>
          <table:table-cell table:style-name="ACE-2" table:formula="of:=[.C6]/[.$C$8]" office:value-type="float" office:value="0.20000000000000001">
            <text:p>0,2000</text:p>
          </table:table-cell>
          <table:table-cell table:style-name="ACE-2" office:value-type="string">
            <text:p>&amp;</text:p>
          </table:table-cell>
          <table:table-cell table:style-name="ACE-2" table:formula="of:=[.E6]/[.$C$8]" office:value-type="float" office:value="0.01">
            <text:p>0,0100</text:p>
          </table:table-cell>
          <table:table-cell table:style-name="ACE-2" office:value-type="string">
            <text:p>&amp;</text:p>
          </table:table-cell>
          <table:table-cell table:style-name="ACE-2" table:formula="of:=[.G6]/[.$C$8]" office:value-type="float" office:value="0.00050000000000000001">
            <text:p>0,0005</text:p>
          </table:table-cell>
          <table:table-cell table:style-name="ACE-2" office:value-type="string">
            <text:p>&amp;</text:p>
          </table:table-cell>
          <table:table-cell table:style-name="ACE-2" table:formula="of:=[.I6]/[.$C$8]" office:value-type="float" office:value="2.5000000000000001e-05">
            <text:p>0,0000</text:p>
          </table:table-cell>
          <table:table-cell table:style-name="ACE-2" office:value-type="string">
            <text:p>&amp;</text:p>
          </table:table-cell>
          <table:table-cell table:style-name="ACE-2" table:formula="of:=[.K6]/[.$C$8]" office:value-type="float" office:value="1.2500000000000001e-06">
            <text:p>0,0000</text:p>
          </table:table-cell>
          <table:table-cell table:number-columns-repeated="115" table:style-name="Gnumeric-default"/>
        </table:table-row>
        <table:table-row table:style-name="AROW-1">
          <table:table-cell table:style-name="ACE-0" office:value-type="float" office:value="7">
            <text:p>7</text:p>
          </table:table-cell>
          <table:table-cell table:style-name="ACE-2" office:value-type="string">
            <text:p>&amp;</text:p>
          </table:table-cell>
          <table:table-cell table:style-name="ACE-0" office:value-type="float" office:value="1">
            <text:p>1</text:p>
          </table:table-cell>
          <table:table-cell table:style-name="ACE-2" office:value-type="string">
            <text:p>&amp;</text:p>
          </table:table-cell>
          <table:table-cell table:style-name="ACE-2" table:formula="of:=[.C7]/[.$C$8]" office:value-type="float" office:value="0.050000000000000003">
            <text:p>0,0500</text:p>
          </table:table-cell>
          <table:table-cell table:style-name="ACE-2" office:value-type="string">
            <text:p>&amp;</text:p>
          </table:table-cell>
          <table:table-cell table:style-name="ACE-2" table:formula="of:=[.E7]/[.$C$8]" office:value-type="float" office:value="0.0025000000000000001">
            <text:p>0,0025</text:p>
          </table:table-cell>
          <table:table-cell table:style-name="ACE-2" office:value-type="string">
            <text:p>&amp;</text:p>
          </table:table-cell>
          <table:table-cell table:style-name="ACE-2" table:formula="of:=[.G7]/[.$C$8]" office:value-type="float" office:value="0.000125">
            <text:p>0,0001</text:p>
          </table:table-cell>
          <table:table-cell table:style-name="ACE-2" office:value-type="string">
            <text:p>&amp;</text:p>
          </table:table-cell>
          <table:table-cell table:style-name="ACE-2" table:formula="of:=[.I7]/[.$C$8]" office:value-type="float" office:value="6.2500000000000003e-06">
            <text:p>0,0000</text:p>
          </table:table-cell>
          <table:table-cell table:style-name="ACE-2" office:value-type="string">
            <text:p>&amp;</text:p>
          </table:table-cell>
          <table:table-cell table:style-name="ACE-2" table:formula="of:=[.K7]/[.$C$8]" office:value-type="float" office:value="3.1250000000000003e-07">
            <text:p>0,0000</text:p>
          </table:table-cell>
          <table:table-cell table:number-columns-repeated="115" table:style-name="Gnumeric-default"/>
        </table:table-row>
        <table:table-row table:style-name="AROW-2">
          <table:table-cell table:style-name="Gnumeric-default"/>
          <table:table-cell table:style-name="ACE-3"/>
          <table:table-cell table:style-name="ACE-0" table:formula="of:=SUM([.C1:.C7])" office:value-type="float" office:value="20">
            <text:p>20</text:p>
          </table:table-cell>
          <table:table-cell table:number-columns-repeated="8" table:style-name="ACE-3"/>
          <table:table-cell table:number-columns-repeated="117" table:style-name="Gnumeric-default"/>
        </table:table-row>
        <table:table-row table:style-name="AROW-0" table:number-rows-repeated="120">
          <table:table-cell table:number-columns-repeated="128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4" table:style-name="ACOL-1" table:number-columns-repeated="8"/>
        <table:table-column table:default-cell-style-name="ACE-4" table:style-name="ACOL-0" table:number-columns-repeated="120"/>
        <table:table-row table:style-name="AROW-2">
          <table:table-cell table:style-name="ACE-4" office:value-type="string">
            <text:p>n</text:p>
          </table:table-cell>
          <table:table-cell table:style-name="ACE-4" office:value-type="string">
            <text:p>&amp;</text:p>
          </table:table-cell>
          <table:table-cell table:style-name="ACE-4" office:value-type="string">
            <text:p>(n+1)/n</text:p>
          </table:table-cell>
          <table:table-cell table:style-name="ACE-4" office:value-type="string">
            <text:p>&amp;</text:p>
          </table:table-cell>
          <table:table-cell table:style-name="ACE-4"/>
          <table:table-cell table:style-name="ACE-4" office:value-type="string">
            <text:p>&amp;</text:p>
          </table:table-cell>
          <table:table-cell table:style-name="ACE-4" office:value-type="string">
            <text:p>phi-(n+1)/n</text:p>
          </table:table-cell>
          <table:table-cell table:number-columns-repeated="121" table:style-name="ACE-4"/>
        </table:table-row>
        <table:table-row table:style-name="AROW-2">
          <table:table-cell table:style-name="ACE-4" office:value-type="float" office:value="1">
            <text:p>1</text:p>
          </table:table-cell>
          <table:table-cell table:style-name="ACE-4" office:value-type="string">
            <text:p>&amp;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&amp;</text:p>
          </table:table-cell>
          <table:table-cell table:style-name="ACE-4"/>
          <table:table-cell table:style-name="ACE-4" office:value-type="string">
            <text:p>&amp;</text:p>
          </table:table-cell>
          <table:table-cell table:style-name="ACE-4"/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2">
            <text:p>2</text:p>
          </table:table-cell>
          <table:table-cell table:style-name="ACE-4" office:value-type="string">
            <text:p>&amp;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&amp;</text:p>
          </table:table-cell>
          <table:table-cell table:style-name="ACE-4" table:formula="of:=[.C3]/[.C2]" office:value-type="float" office:value="1">
            <text:p>1</text:p>
          </table:table-cell>
          <table:table-cell table:style-name="ACE-4" office:value-type="string">
            <text:p>&amp;</text:p>
          </table:table-cell>
          <table:table-cell table:style-name="ACE-4" table:formula="of:=(SQRT(5)+1)/2-[.E3]" office:value-type="float" office:value="0.6180339887498949">
            <text:p>0.618034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3">
            <text:p>3</text:p>
          </table:table-cell>
          <table:table-cell table:style-name="ACE-4" office:value-type="string">
            <text:p>&amp;</text:p>
          </table:table-cell>
          <table:table-cell table:style-name="ACE-4" table:formula="of:=[.C2]+[.C3]" office:value-type="float" office:value="2">
            <text:p>2</text:p>
          </table:table-cell>
          <table:table-cell table:style-name="ACE-4" office:value-type="string">
            <text:p>&amp;</text:p>
          </table:table-cell>
          <table:table-cell table:style-name="ACE-4" table:formula="of:=[.C4]/[.C3]" office:value-type="float" office:value="2">
            <text:p>2</text:p>
          </table:table-cell>
          <table:table-cell table:style-name="ACE-4" office:value-type="string">
            <text:p>&amp;</text:p>
          </table:table-cell>
          <table:table-cell table:style-name="ACE-4" table:formula="of:=(SQRT(5)+1)/2-[.E4]" office:value-type="float" office:value="-0.3819660112501051">
            <text:p>−0.381966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4">
            <text:p>4</text:p>
          </table:table-cell>
          <table:table-cell table:style-name="ACE-4" office:value-type="string">
            <text:p>&amp;</text:p>
          </table:table-cell>
          <table:table-cell table:style-name="ACE-4" table:formula="of:=[.C3]+[.C4]" office:value-type="float" office:value="3">
            <text:p>3</text:p>
          </table:table-cell>
          <table:table-cell table:style-name="ACE-4" office:value-type="string">
            <text:p>&amp;</text:p>
          </table:table-cell>
          <table:table-cell table:style-name="ACE-4" table:formula="of:=[.C5]/[.C4]" office:value-type="float" office:value="1.5">
            <text:p>1.5</text:p>
          </table:table-cell>
          <table:table-cell table:style-name="ACE-4" office:value-type="string">
            <text:p>&amp;</text:p>
          </table:table-cell>
          <table:table-cell table:style-name="ACE-4" table:formula="of:=(SQRT(5)+1)/2-[.E5]" office:value-type="float" office:value="0.1180339887498949">
            <text:p>0.118034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5">
            <text:p>5</text:p>
          </table:table-cell>
          <table:table-cell table:style-name="ACE-4" office:value-type="string">
            <text:p>&amp;</text:p>
          </table:table-cell>
          <table:table-cell table:style-name="ACE-4" table:formula="of:=[.C4]+[.C5]" office:value-type="float" office:value="5">
            <text:p>5</text:p>
          </table:table-cell>
          <table:table-cell table:style-name="ACE-4" office:value-type="string">
            <text:p>&amp;</text:p>
          </table:table-cell>
          <table:table-cell table:style-name="ACE-4" table:formula="of:=[.C6]/[.C5]" office:value-type="float" office:value="1.6666666666666667">
            <text:p>1.6666667</text:p>
          </table:table-cell>
          <table:table-cell table:style-name="ACE-4" office:value-type="string">
            <text:p>&amp;</text:p>
          </table:table-cell>
          <table:table-cell table:style-name="ACE-4" table:formula="of:=(SQRT(5)+1)/2-[.E6]" office:value-type="float" office:value="-0.048632677916771838">
            <text:p>−0.048633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6">
            <text:p>6</text:p>
          </table:table-cell>
          <table:table-cell table:style-name="ACE-4" office:value-type="string">
            <text:p>&amp;</text:p>
          </table:table-cell>
          <table:table-cell table:style-name="ACE-4" table:formula="of:=[.C5]+[.C6]" office:value-type="float" office:value="8">
            <text:p>8</text:p>
          </table:table-cell>
          <table:table-cell table:style-name="ACE-4" office:value-type="string">
            <text:p>&amp;</text:p>
          </table:table-cell>
          <table:table-cell table:style-name="ACE-4" table:formula="of:=[.C7]/[.C6]" office:value-type="float" office:value="1.6000000000000001">
            <text:p>1.6</text:p>
          </table:table-cell>
          <table:table-cell table:style-name="ACE-4" office:value-type="string">
            <text:p>&amp;</text:p>
          </table:table-cell>
          <table:table-cell table:style-name="ACE-4" table:formula="of:=(SQRT(5)+1)/2-[.E7]" office:value-type="float" office:value="0.018033988749894814">
            <text:p>0.018034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7">
            <text:p>7</text:p>
          </table:table-cell>
          <table:table-cell table:style-name="ACE-4" office:value-type="string">
            <text:p>&amp;</text:p>
          </table:table-cell>
          <table:table-cell table:style-name="ACE-4" table:formula="of:=[.C6]+[.C7]" office:value-type="float" office:value="13">
            <text:p>13</text:p>
          </table:table-cell>
          <table:table-cell table:style-name="ACE-4" office:value-type="string">
            <text:p>&amp;</text:p>
          </table:table-cell>
          <table:table-cell table:style-name="ACE-4" table:formula="of:=[.C8]/[.C7]" office:value-type="float" office:value="1.625">
            <text:p>1.625</text:p>
          </table:table-cell>
          <table:table-cell table:style-name="ACE-4" office:value-type="string">
            <text:p>&amp;</text:p>
          </table:table-cell>
          <table:table-cell table:style-name="ACE-4" table:formula="of:=(SQRT(5)+1)/2-[.E8]" office:value-type="float" office:value="-0.0069660112501050975">
            <text:p>−0.006966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8">
            <text:p>8</text:p>
          </table:table-cell>
          <table:table-cell table:style-name="ACE-4" office:value-type="string">
            <text:p>&amp;</text:p>
          </table:table-cell>
          <table:table-cell table:style-name="ACE-4" table:formula="of:=[.C7]+[.C8]" office:value-type="float" office:value="21">
            <text:p>21</text:p>
          </table:table-cell>
          <table:table-cell table:style-name="ACE-4" office:value-type="string">
            <text:p>&amp;</text:p>
          </table:table-cell>
          <table:table-cell table:style-name="ACE-4" table:formula="of:=[.C9]/[.C8]" office:value-type="float" office:value="1.6153846153846154">
            <text:p>1.6153846</text:p>
          </table:table-cell>
          <table:table-cell table:style-name="ACE-4" office:value-type="string">
            <text:p>&amp;</text:p>
          </table:table-cell>
          <table:table-cell table:style-name="ACE-4" table:formula="of:=(SQRT(5)+1)/2-[.E9]" office:value-type="float" office:value="0.0026493733652794837">
            <text:p>0.0026494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9">
            <text:p>9</text:p>
          </table:table-cell>
          <table:table-cell table:style-name="ACE-4" office:value-type="string">
            <text:p>&amp;</text:p>
          </table:table-cell>
          <table:table-cell table:style-name="ACE-4" table:formula="of:=[.C8]+[.C9]" office:value-type="float" office:value="34">
            <text:p>34</text:p>
          </table:table-cell>
          <table:table-cell table:style-name="ACE-4" office:value-type="string">
            <text:p>&amp;</text:p>
          </table:table-cell>
          <table:table-cell table:style-name="ACE-4" table:formula="of:=[.C10]/[.C9]" office:value-type="float" office:value="1.6190476190476191">
            <text:p>1.6190476</text:p>
          </table:table-cell>
          <table:table-cell table:style-name="ACE-4" office:value-type="string">
            <text:p>&amp;</text:p>
          </table:table-cell>
          <table:table-cell table:style-name="ACE-4" table:formula="of:=(SQRT(5)+1)/2-[.E10]" office:value-type="float" office:value="-0.0010136302977241662">
            <text:p>−0.001014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10">
            <text:p>10</text:p>
          </table:table-cell>
          <table:table-cell table:style-name="ACE-4" office:value-type="string">
            <text:p>&amp;</text:p>
          </table:table-cell>
          <table:table-cell table:style-name="ACE-4" table:formula="of:=[.C9]+[.C10]" office:value-type="float" office:value="55">
            <text:p>55</text:p>
          </table:table-cell>
          <table:table-cell table:style-name="ACE-4" office:value-type="string">
            <text:p>&amp;</text:p>
          </table:table-cell>
          <table:table-cell table:style-name="ACE-4" table:formula="of:=[.C11]/[.C10]" office:value-type="float" office:value="1.6176470588235294">
            <text:p>1.6176471</text:p>
          </table:table-cell>
          <table:table-cell table:style-name="ACE-4" office:value-type="string">
            <text:p>&amp;</text:p>
          </table:table-cell>
          <table:table-cell table:style-name="ACE-4" table:formula="of:=(SQRT(5)+1)/2-[.E11]" office:value-type="float" office:value="0.00038692992636546464">
            <text:p>0.0003869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11">
            <text:p>11</text:p>
          </table:table-cell>
          <table:table-cell table:style-name="ACE-4" office:value-type="string">
            <text:p>&amp;</text:p>
          </table:table-cell>
          <table:table-cell table:style-name="ACE-4" table:formula="of:=[.C10]+[.C11]" office:value-type="float" office:value="89">
            <text:p>89</text:p>
          </table:table-cell>
          <table:table-cell table:style-name="ACE-4" office:value-type="string">
            <text:p>&amp;</text:p>
          </table:table-cell>
          <table:table-cell table:style-name="ACE-4" table:formula="of:=[.C12]/[.C11]" office:value-type="float" office:value="1.6181818181818182">
            <text:p>1.6181818</text:p>
          </table:table-cell>
          <table:table-cell table:style-name="ACE-4" office:value-type="string">
            <text:p>&amp;</text:p>
          </table:table-cell>
          <table:table-cell table:style-name="ACE-4" table:formula="of:=(SQRT(5)+1)/2-[.E12]" office:value-type="float" office:value="-0.00014782943192326314">
            <text:p>−0.000148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12">
            <text:p>12</text:p>
          </table:table-cell>
          <table:table-cell table:style-name="ACE-4" office:value-type="string">
            <text:p>&amp;</text:p>
          </table:table-cell>
          <table:table-cell table:style-name="ACE-4" table:formula="of:=[.C11]+[.C12]" office:value-type="float" office:value="144">
            <text:p>144</text:p>
          </table:table-cell>
          <table:table-cell table:style-name="ACE-4" office:value-type="string">
            <text:p>&amp;</text:p>
          </table:table-cell>
          <table:table-cell table:style-name="ACE-4" table:formula="of:=[.C13]/[.C12]" office:value-type="float" office:value="1.6179775280898876">
            <text:p>1.6179775</text:p>
          </table:table-cell>
          <table:table-cell table:style-name="ACE-4" office:value-type="string">
            <text:p>&amp;</text:p>
          </table:table-cell>
          <table:table-cell table:style-name="ACE-4" table:formula="of:=(SQRT(5)+1)/2-[.E13]" office:value-type="float" office:value="5.6460660007306984e-05">
            <text:p>5.65E−05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13">
            <text:p>13</text:p>
          </table:table-cell>
          <table:table-cell table:style-name="ACE-4" office:value-type="string">
            <text:p>&amp;</text:p>
          </table:table-cell>
          <table:table-cell table:style-name="ACE-4" table:formula="of:=[.C12]+[.C13]" office:value-type="float" office:value="233">
            <text:p>233</text:p>
          </table:table-cell>
          <table:table-cell table:style-name="ACE-4" office:value-type="string">
            <text:p>&amp;</text:p>
          </table:table-cell>
          <table:table-cell table:style-name="ACE-4" table:formula="of:=[.C14]/[.C13]" office:value-type="float" office:value="1.6180555555555556">
            <text:p>1.6180556</text:p>
          </table:table-cell>
          <table:table-cell table:style-name="ACE-4" office:value-type="string">
            <text:p>&amp;</text:p>
          </table:table-cell>
          <table:table-cell table:style-name="ACE-4" table:formula="of:=(SQRT(5)+1)/2-[.E14]" office:value-type="float" office:value="-2.1566805660677701e-05">
            <text:p>−2.2E−05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14">
            <text:p>14</text:p>
          </table:table-cell>
          <table:table-cell table:style-name="ACE-4" office:value-type="string">
            <text:p>&amp;</text:p>
          </table:table-cell>
          <table:table-cell table:style-name="ACE-4" table:formula="of:=[.C13]+[.C14]" office:value-type="float" office:value="377">
            <text:p>377</text:p>
          </table:table-cell>
          <table:table-cell table:style-name="ACE-4" office:value-type="string">
            <text:p>&amp;</text:p>
          </table:table-cell>
          <table:table-cell table:style-name="ACE-4" table:formula="of:=[.C15]/[.C14]" office:value-type="float" office:value="1.6180257510729614">
            <text:p>1.6180258</text:p>
          </table:table-cell>
          <table:table-cell table:style-name="ACE-4" office:value-type="string">
            <text:p>&amp;</text:p>
          </table:table-cell>
          <table:table-cell table:style-name="ACE-4" table:formula="of:=(SQRT(5)+1)/2-[.E15]" office:value-type="float" office:value="8.2376769334757682e-06">
            <text:p>8.24E−06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15">
            <text:p>15</text:p>
          </table:table-cell>
          <table:table-cell table:style-name="ACE-4" office:value-type="string">
            <text:p>&amp;</text:p>
          </table:table-cell>
          <table:table-cell table:style-name="ACE-4" table:formula="of:=[.C14]+[.C15]" office:value-type="float" office:value="610">
            <text:p>610</text:p>
          </table:table-cell>
          <table:table-cell table:style-name="ACE-4" office:value-type="string">
            <text:p>&amp;</text:p>
          </table:table-cell>
          <table:table-cell table:style-name="ACE-4" table:formula="of:=[.C16]/[.C15]" office:value-type="float" office:value="1.6180371352785146">
            <text:p>1.6180371</text:p>
          </table:table-cell>
          <table:table-cell table:style-name="ACE-4" office:value-type="string">
            <text:p>&amp;</text:p>
          </table:table-cell>
          <table:table-cell table:style-name="ACE-4" table:formula="of:=(SQRT(5)+1)/2-[.E16]" office:value-type="float" office:value="-3.1465286196574738e-06">
            <text:p>−3.1E−06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16">
            <text:p>16</text:p>
          </table:table-cell>
          <table:table-cell table:style-name="ACE-4" office:value-type="string">
            <text:p>&amp;</text:p>
          </table:table-cell>
          <table:table-cell table:style-name="ACE-4" table:formula="of:=[.C15]+[.C16]" office:value-type="float" office:value="987">
            <text:p>987</text:p>
          </table:table-cell>
          <table:table-cell table:style-name="ACE-4" office:value-type="string">
            <text:p>&amp;</text:p>
          </table:table-cell>
          <table:table-cell table:style-name="ACE-4" table:formula="of:=[.C17]/[.C16]" office:value-type="float" office:value="1.618032786885246">
            <text:p>1.6180328</text:p>
          </table:table-cell>
          <table:table-cell table:style-name="ACE-4" office:value-type="string">
            <text:p>&amp;</text:p>
          </table:table-cell>
          <table:table-cell table:style-name="ACE-4" table:formula="of:=(SQRT(5)+1)/2-[.E17]" office:value-type="float" office:value="1.2018646489142526e-06">
            <text:p>1.2E−06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17">
            <text:p>17</text:p>
          </table:table-cell>
          <table:table-cell table:style-name="ACE-4" office:value-type="string">
            <text:p>&amp;</text:p>
          </table:table-cell>
          <table:table-cell table:style-name="ACE-4" table:formula="of:=[.C16]+[.C17]" office:value-type="float" office:value="1597">
            <text:p>1597</text:p>
          </table:table-cell>
          <table:table-cell table:style-name="ACE-4" office:value-type="string">
            <text:p>&amp;</text:p>
          </table:table-cell>
          <table:table-cell table:style-name="ACE-4" table:formula="of:=[.C18]/[.C17]" office:value-type="float" office:value="1.6180344478216819">
            <text:p>1.6180344</text:p>
          </table:table-cell>
          <table:table-cell table:style-name="ACE-4" office:value-type="string">
            <text:p>&amp;</text:p>
          </table:table-cell>
          <table:table-cell table:style-name="ACE-4" table:formula="of:=(SQRT(5)+1)/2-[.E18]" office:value-type="float" office:value="-4.5907178702897511e-07">
            <text:p>−4.6E−07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18">
            <text:p>18</text:p>
          </table:table-cell>
          <table:table-cell table:style-name="ACE-4" office:value-type="string">
            <text:p>&amp;</text:p>
          </table:table-cell>
          <table:table-cell table:style-name="ACE-4" table:formula="of:=[.C17]+[.C18]" office:value-type="float" office:value="2584">
            <text:p>2584</text:p>
          </table:table-cell>
          <table:table-cell table:style-name="ACE-4" office:value-type="string">
            <text:p>&amp;</text:p>
          </table:table-cell>
          <table:table-cell table:style-name="ACE-4" table:formula="of:=[.C19]/[.C18]" office:value-type="float" office:value="1.6180338134001253">
            <text:p>1.6180338</text:p>
          </table:table-cell>
          <table:table-cell table:style-name="ACE-4" office:value-type="string">
            <text:p>&amp;</text:p>
          </table:table-cell>
          <table:table-cell table:style-name="ACE-4" table:formula="of:=(SQRT(5)+1)/2-[.E19]" office:value-type="float" office:value="1.7534976959332482e-07">
            <text:p>1.75E−07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19">
            <text:p>19</text:p>
          </table:table-cell>
          <table:table-cell table:style-name="ACE-4" office:value-type="string">
            <text:p>&amp;</text:p>
          </table:table-cell>
          <table:table-cell table:style-name="ACE-4" table:formula="of:=[.C18]+[.C19]" office:value-type="float" office:value="4181">
            <text:p>4181</text:p>
          </table:table-cell>
          <table:table-cell table:style-name="ACE-4" office:value-type="string">
            <text:p>&amp;</text:p>
          </table:table-cell>
          <table:table-cell table:style-name="ACE-4" table:formula="of:=[.C20]/[.C19]" office:value-type="float" office:value="1.6180340557275541">
            <text:p>1.6180341</text:p>
          </table:table-cell>
          <table:table-cell table:style-name="ACE-4" office:value-type="string">
            <text:p>&amp;</text:p>
          </table:table-cell>
          <table:table-cell table:style-name="ACE-4" table:formula="of:=(SQRT(5)+1)/2-[.E20]" office:value-type="float" office:value="-6.6977659196609807e-08">
            <text:p>−6.7E−08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20">
            <text:p>20</text:p>
          </table:table-cell>
          <table:table-cell table:style-name="ACE-4" office:value-type="string">
            <text:p>&amp;</text:p>
          </table:table-cell>
          <table:table-cell table:style-name="ACE-4" table:formula="of:=[.C19]+[.C20]" office:value-type="float" office:value="6765">
            <text:p>6765</text:p>
          </table:table-cell>
          <table:table-cell table:style-name="ACE-4" office:value-type="string">
            <text:p>&amp;</text:p>
          </table:table-cell>
          <table:table-cell table:style-name="ACE-4" table:formula="of:=[.C21]/[.C20]" office:value-type="float" office:value="1.6180339631667064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21]" office:value-type="float" office:value="2.5583188456579364e-08">
            <text:p>2.56E−08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21">
            <text:p>21</text:p>
          </table:table-cell>
          <table:table-cell table:style-name="ACE-4" office:value-type="string">
            <text:p>&amp;</text:p>
          </table:table-cell>
          <table:table-cell table:style-name="ACE-4" table:formula="of:=[.C20]+[.C21]" office:value-type="float" office:value="10946">
            <text:p>10946</text:p>
          </table:table-cell>
          <table:table-cell table:style-name="ACE-4" office:value-type="string">
            <text:p>&amp;</text:p>
          </table:table-cell>
          <table:table-cell table:style-name="ACE-4" table:formula="of:=[.C22]/[.C21]" office:value-type="float" office:value="1.6180339985218033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22]" office:value-type="float" office:value="-9.7719083935743356e-09">
            <text:p>−9.8E−09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22">
            <text:p>22</text:p>
          </table:table-cell>
          <table:table-cell table:style-name="ACE-4" office:value-type="string">
            <text:p>&amp;</text:p>
          </table:table-cell>
          <table:table-cell table:style-name="ACE-4" table:formula="of:=[.C21]+[.C22]" office:value-type="float" office:value="17711">
            <text:p>17711</text:p>
          </table:table-cell>
          <table:table-cell table:style-name="ACE-4" office:value-type="string">
            <text:p>&amp;</text:p>
          </table:table-cell>
          <table:table-cell table:style-name="ACE-4" table:formula="of:=[.C23]/[.C22]" office:value-type="float" office:value="1.618033985017358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23]" office:value-type="float" office:value="3.7325369461882474e-09">
            <text:p>3.73E−09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23">
            <text:p>23</text:p>
          </table:table-cell>
          <table:table-cell table:style-name="ACE-4" office:value-type="string">
            <text:p>&amp;</text:p>
          </table:table-cell>
          <table:table-cell table:style-name="ACE-4" table:formula="of:=[.C22]+[.C23]" office:value-type="float" office:value="28657">
            <text:p>28657</text:p>
          </table:table-cell>
          <table:table-cell table:style-name="ACE-4" office:value-type="string">
            <text:p>&amp;</text:p>
          </table:table-cell>
          <table:table-cell table:style-name="ACE-4" table:formula="of:=[.C24]/[.C23]" office:value-type="float" office:value="1.6180339901755971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24]" office:value-type="float" office:value="-1.4257022229458016e-09">
            <text:p>−1.4E−09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24">
            <text:p>24</text:p>
          </table:table-cell>
          <table:table-cell table:style-name="ACE-4" office:value-type="string">
            <text:p>&amp;</text:p>
          </table:table-cell>
          <table:table-cell table:style-name="ACE-4" table:formula="of:=[.C23]+[.C24]" office:value-type="float" office:value="46368">
            <text:p>46368</text:p>
          </table:table-cell>
          <table:table-cell table:style-name="ACE-4" office:value-type="string">
            <text:p>&amp;</text:p>
          </table:table-cell>
          <table:table-cell table:style-name="ACE-4" table:formula="of:=[.C25]/[.C24]" office:value-type="float" office:value="1.618033988205325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25]" office:value-type="float" office:value="5.4456994469376241e-10">
            <text:p>5.45E−1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25">
            <text:p>25</text:p>
          </table:table-cell>
          <table:table-cell table:style-name="ACE-4" office:value-type="string">
            <text:p>&amp;</text:p>
          </table:table-cell>
          <table:table-cell table:style-name="ACE-4" table:formula="of:=[.C24]+[.C25]" office:value-type="float" office:value="75025">
            <text:p>75025</text:p>
          </table:table-cell>
          <table:table-cell table:style-name="ACE-4" office:value-type="string">
            <text:p>&amp;</text:p>
          </table:table-cell>
          <table:table-cell table:style-name="ACE-4" table:formula="of:=[.C26]/[.C25]" office:value-type="float" office:value="1.6180339889579021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26]" office:value-type="float" office:value="-2.0800716704627575e-10">
            <text:p>−2.1E−1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26">
            <text:p>26</text:p>
          </table:table-cell>
          <table:table-cell table:style-name="ACE-4" office:value-type="string">
            <text:p>&amp;</text:p>
          </table:table-cell>
          <table:table-cell table:style-name="ACE-4" table:formula="of:=[.C25]+[.C26]" office:value-type="float" office:value="121393">
            <text:p>121393</text:p>
          </table:table-cell>
          <table:table-cell table:style-name="ACE-4" office:value-type="string">
            <text:p>&amp;</text:p>
          </table:table-cell>
          <table:table-cell table:style-name="ACE-4" table:formula="of:=[.C27]/[.C26]" office:value-type="float" office:value="1.6180339886704431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27]" office:value-type="float" office:value="7.9451778489669778e-11">
            <text:p>7.95E−11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27">
            <text:p>27</text:p>
          </table:table-cell>
          <table:table-cell table:style-name="ACE-4" office:value-type="string">
            <text:p>&amp;</text:p>
          </table:table-cell>
          <table:table-cell table:style-name="ACE-4" table:formula="of:=[.C26]+[.C27]" office:value-type="float" office:value="196418">
            <text:p>196418</text:p>
          </table:table-cell>
          <table:table-cell table:style-name="ACE-4" office:value-type="string">
            <text:p>&amp;</text:p>
          </table:table-cell>
          <table:table-cell table:style-name="ACE-4" table:formula="of:=[.C28]/[.C27]" office:value-type="float" office:value="1.6180339887802426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28]" office:value-type="float" office:value="-3.0347724333523729e-11">
            <text:p>−3E−11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28">
            <text:p>28</text:p>
          </table:table-cell>
          <table:table-cell table:style-name="ACE-4" office:value-type="string">
            <text:p>&amp;</text:p>
          </table:table-cell>
          <table:table-cell table:style-name="ACE-4" table:formula="of:=[.C27]+[.C28]" office:value-type="float" office:value="317811">
            <text:p>317811</text:p>
          </table:table-cell>
          <table:table-cell table:style-name="ACE-4" office:value-type="string">
            <text:p>&amp;</text:p>
          </table:table-cell>
          <table:table-cell table:style-name="ACE-4" table:formula="of:=[.C29]/[.C28]" office:value-type="float" office:value="1.6180339887383031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29]" office:value-type="float" office:value="1.1591838600111259e-11">
            <text:p>1.16E−11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29">
            <text:p>29</text:p>
          </table:table-cell>
          <table:table-cell table:style-name="ACE-4" office:value-type="string">
            <text:p>&amp;</text:p>
          </table:table-cell>
          <table:table-cell table:style-name="ACE-4" table:formula="of:=[.C28]+[.C29]" office:value-type="float" office:value="514229">
            <text:p>514229</text:p>
          </table:table-cell>
          <table:table-cell table:style-name="ACE-4" office:value-type="string">
            <text:p>&amp;</text:p>
          </table:table-cell>
          <table:table-cell table:style-name="ACE-4" table:formula="of:=[.C30]/[.C29]" office:value-type="float" office:value="1.6180339887543225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30]" office:value-type="float" office:value="-4.4275694222051243e-12">
            <text:p>−4.4E−12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30">
            <text:p>30</text:p>
          </table:table-cell>
          <table:table-cell table:style-name="ACE-4" office:value-type="string">
            <text:p>&amp;</text:p>
          </table:table-cell>
          <table:table-cell table:style-name="ACE-4" table:formula="of:=[.C29]+[.C30]" office:value-type="float" office:value="832040">
            <text:p>832040</text:p>
          </table:table-cell>
          <table:table-cell table:style-name="ACE-4" office:value-type="string">
            <text:p>&amp;</text:p>
          </table:table-cell>
          <table:table-cell table:style-name="ACE-4" table:formula="of:=[.C31]/[.C30]" office:value-type="float" office:value="1.6180339887482036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31]" office:value-type="float" office:value="1.6913137557139635e-12">
            <text:p>1.69E−12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31">
            <text:p>31</text:p>
          </table:table-cell>
          <table:table-cell table:style-name="ACE-4" office:value-type="string">
            <text:p>&amp;</text:p>
          </table:table-cell>
          <table:table-cell table:style-name="ACE-4" table:formula="of:=[.C30]+[.C31]" office:value-type="float" office:value="1346269">
            <text:p>1346269</text:p>
          </table:table-cell>
          <table:table-cell table:style-name="ACE-4" office:value-type="string">
            <text:p>&amp;</text:p>
          </table:table-cell>
          <table:table-cell table:style-name="ACE-4" table:formula="of:=[.C32]/[.C31]" office:value-type="float" office:value="1.6180339887505408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32]" office:value-type="float" office:value="-6.4592775572691608e-13">
            <text:p>−6.5E−13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32">
            <text:p>32</text:p>
          </table:table-cell>
          <table:table-cell table:style-name="ACE-4" office:value-type="string">
            <text:p>&amp;</text:p>
          </table:table-cell>
          <table:table-cell table:style-name="ACE-4" table:formula="of:=[.C31]+[.C32]" office:value-type="float" office:value="2178309">
            <text:p>2178309</text:p>
          </table:table-cell>
          <table:table-cell table:style-name="ACE-4" office:value-type="string">
            <text:p>&amp;</text:p>
          </table:table-cell>
          <table:table-cell table:style-name="ACE-4" table:formula="of:=[.C33]/[.C32]" office:value-type="float" office:value="1.6180339887496482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33]" office:value-type="float" office:value="2.4669155607170978e-13">
            <text:p>2.47E−13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33">
            <text:p>33</text:p>
          </table:table-cell>
          <table:table-cell table:style-name="ACE-4" office:value-type="string">
            <text:p>&amp;</text:p>
          </table:table-cell>
          <table:table-cell table:style-name="ACE-4" table:formula="of:=[.C32]+[.C33]" office:value-type="float" office:value="3524578">
            <text:p>3524578</text:p>
          </table:table-cell>
          <table:table-cell table:style-name="ACE-4" office:value-type="string">
            <text:p>&amp;</text:p>
          </table:table-cell>
          <table:table-cell table:style-name="ACE-4" table:formula="of:=[.C34]/[.C33]" office:value-type="float" office:value="1.61803398874998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34]" office:value-type="float" office:value="-9.4146912488213275e-14">
            <text:p>−9.4E−14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34">
            <text:p>34</text:p>
          </table:table-cell>
          <table:table-cell table:style-name="ACE-4" office:value-type="string">
            <text:p>&amp;</text:p>
          </table:table-cell>
          <table:table-cell table:style-name="ACE-4" table:formula="of:=[.C33]+[.C34]" office:value-type="float" office:value="5702887">
            <text:p>5702887</text:p>
          </table:table-cell>
          <table:table-cell table:style-name="ACE-4" office:value-type="string">
            <text:p>&amp;</text:p>
          </table:table-cell>
          <table:table-cell table:style-name="ACE-4" table:formula="of:=[.C35]/[.C34]" office:value-type="float" office:value="1.618033988749858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35]" office:value-type="float" office:value="3.5971225997855072e-14">
            <text:p>3.6E−14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35">
            <text:p>35</text:p>
          </table:table-cell>
          <table:table-cell table:style-name="ACE-4" office:value-type="string">
            <text:p>&amp;</text:p>
          </table:table-cell>
          <table:table-cell table:style-name="ACE-4" table:formula="of:=[.C34]+[.C35]" office:value-type="float" office:value="9227465">
            <text:p>9227465</text:p>
          </table:table-cell>
          <table:table-cell table:style-name="ACE-4" office:value-type="string">
            <text:p>&amp;</text:p>
          </table:table-cell>
          <table:table-cell table:style-name="ACE-4" table:formula="of:=[.C36]/[.C35]" office:value-type="float" office:value="1.6180339887499087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36]" office:value-type="float" office:value="-1.3766765505351941e-14">
            <text:p>−1.4E−14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36">
            <text:p>36</text:p>
          </table:table-cell>
          <table:table-cell table:style-name="ACE-4" office:value-type="string">
            <text:p>&amp;</text:p>
          </table:table-cell>
          <table:table-cell table:style-name="ACE-4" table:formula="of:=[.C35]+[.C36]" office:value-type="float" office:value="14930352">
            <text:p>14930352</text:p>
          </table:table-cell>
          <table:table-cell table:style-name="ACE-4" office:value-type="string">
            <text:p>&amp;</text:p>
          </table:table-cell>
          <table:table-cell table:style-name="ACE-4" table:formula="of:=[.C37]/[.C36]" office:value-type="float" office:value="1.6180339887498896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37]" office:value-type="float" office:value="5.3290705182007514e-15">
            <text:p>5.33E−15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37">
            <text:p>37</text:p>
          </table:table-cell>
          <table:table-cell table:style-name="ACE-4" office:value-type="string">
            <text:p>&amp;</text:p>
          </table:table-cell>
          <table:table-cell table:style-name="ACE-4" table:formula="of:=[.C36]+[.C37]" office:value-type="float" office:value="24157817">
            <text:p>24157817</text:p>
          </table:table-cell>
          <table:table-cell table:style-name="ACE-4" office:value-type="string">
            <text:p>&amp;</text:p>
          </table:table-cell>
          <table:table-cell table:style-name="ACE-4" table:formula="of:=[.C38]/[.C37]" office:value-type="float" office:value="1.618033988749896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38]" office:value-type="float" office:value="-1.9984014443252818e-15">
            <text:p>−2E−15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38">
            <text:p>38</text:p>
          </table:table-cell>
          <table:table-cell table:style-name="ACE-4" office:value-type="string">
            <text:p>&amp;</text:p>
          </table:table-cell>
          <table:table-cell table:style-name="ACE-4" table:formula="of:=[.C37]+[.C38]" office:value-type="float" office:value="39088169">
            <text:p>39088169</text:p>
          </table:table-cell>
          <table:table-cell table:style-name="ACE-4" office:value-type="string">
            <text:p>&amp;</text:p>
          </table:table-cell>
          <table:table-cell table:style-name="ACE-4" table:formula="of:=[.C39]/[.C38]" office:value-type="float" office:value="1.618033988749894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39]" office:value-type="float" office:value="8.8817841970012523e-16">
            <text:p>8.88E−16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39">
            <text:p>39</text:p>
          </table:table-cell>
          <table:table-cell table:style-name="ACE-4" office:value-type="string">
            <text:p>&amp;</text:p>
          </table:table-cell>
          <table:table-cell table:style-name="ACE-4" table:formula="of:=[.C38]+[.C39]" office:value-type="float" office:value="63245986">
            <text:p>63245986</text:p>
          </table:table-cell>
          <table:table-cell table:style-name="ACE-4" office:value-type="string">
            <text:p>&amp;</text:p>
          </table:table-cell>
          <table:table-cell table:style-name="ACE-4" table:formula="of:=[.C40]/[.C39]" office:value-type="float" office:value="1.6180339887498951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40]" office:value-type="float" office:value="-2.2204460492503131e-16">
            <text:p>−2.2E−16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40">
            <text:p>40</text:p>
          </table:table-cell>
          <table:table-cell table:style-name="ACE-4" office:value-type="string">
            <text:p>&amp;</text:p>
          </table:table-cell>
          <table:table-cell table:style-name="ACE-4" table:formula="of:=[.C39]+[.C40]" office:value-type="float" office:value="102334155">
            <text:p>102334155</text:p>
          </table:table-cell>
          <table:table-cell table:style-name="ACE-4" office:value-type="string">
            <text:p>&amp;</text:p>
          </table:table-cell>
          <table:table-cell table:style-name="ACE-4" table:formula="of:=[.C41]/[.C40]" office:value-type="float" office:value="1.6180339887498947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41]" office:value-type="float" office:value="2.2204460492503131e-16">
            <text:p>2.22E−16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41">
            <text:p>41</text:p>
          </table:table-cell>
          <table:table-cell table:style-name="ACE-4" office:value-type="string">
            <text:p>&amp;</text:p>
          </table:table-cell>
          <table:table-cell table:style-name="ACE-4" table:formula="of:=[.C40]+[.C41]" office:value-type="float" office:value="165580141">
            <text:p>165580141</text:p>
          </table:table-cell>
          <table:table-cell table:style-name="ACE-4" office:value-type="string">
            <text:p>&amp;</text:p>
          </table:table-cell>
          <table:table-cell table:style-name="ACE-4" table:formula="of:=[.C42]/[.C41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42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42">
            <text:p>42</text:p>
          </table:table-cell>
          <table:table-cell table:style-name="ACE-4" office:value-type="string">
            <text:p>&amp;</text:p>
          </table:table-cell>
          <table:table-cell table:style-name="ACE-4" table:formula="of:=[.C41]+[.C42]" office:value-type="float" office:value="267914296">
            <text:p>267914296</text:p>
          </table:table-cell>
          <table:table-cell table:style-name="ACE-4" office:value-type="string">
            <text:p>&amp;</text:p>
          </table:table-cell>
          <table:table-cell table:style-name="ACE-4" table:formula="of:=[.C43]/[.C42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43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43">
            <text:p>43</text:p>
          </table:table-cell>
          <table:table-cell table:style-name="ACE-4" office:value-type="string">
            <text:p>&amp;</text:p>
          </table:table-cell>
          <table:table-cell table:style-name="ACE-4" table:formula="of:=[.C42]+[.C43]" office:value-type="float" office:value="433494437">
            <text:p>433494437</text:p>
          </table:table-cell>
          <table:table-cell table:style-name="ACE-4" office:value-type="string">
            <text:p>&amp;</text:p>
          </table:table-cell>
          <table:table-cell table:style-name="ACE-4" table:formula="of:=[.C44]/[.C43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44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44">
            <text:p>44</text:p>
          </table:table-cell>
          <table:table-cell table:style-name="ACE-4" office:value-type="string">
            <text:p>&amp;</text:p>
          </table:table-cell>
          <table:table-cell table:style-name="ACE-4" table:formula="of:=[.C43]+[.C44]" office:value-type="float" office:value="701408733">
            <text:p>701408733</text:p>
          </table:table-cell>
          <table:table-cell table:style-name="ACE-4" office:value-type="string">
            <text:p>&amp;</text:p>
          </table:table-cell>
          <table:table-cell table:style-name="ACE-4" table:formula="of:=[.C45]/[.C44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45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45">
            <text:p>45</text:p>
          </table:table-cell>
          <table:table-cell table:style-name="ACE-4" office:value-type="string">
            <text:p>&amp;</text:p>
          </table:table-cell>
          <table:table-cell table:style-name="ACE-4" table:formula="of:=[.C44]+[.C45]" office:value-type="float" office:value="1134903170">
            <text:p>1.13E+09</text:p>
          </table:table-cell>
          <table:table-cell table:style-name="ACE-4" office:value-type="string">
            <text:p>&amp;</text:p>
          </table:table-cell>
          <table:table-cell table:style-name="ACE-4" table:formula="of:=[.C46]/[.C45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46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46">
            <text:p>46</text:p>
          </table:table-cell>
          <table:table-cell table:style-name="ACE-4" office:value-type="string">
            <text:p>&amp;</text:p>
          </table:table-cell>
          <table:table-cell table:style-name="ACE-4" table:formula="of:=[.C45]+[.C46]" office:value-type="float" office:value="1836311903">
            <text:p>1.84E+09</text:p>
          </table:table-cell>
          <table:table-cell table:style-name="ACE-4" office:value-type="string">
            <text:p>&amp;</text:p>
          </table:table-cell>
          <table:table-cell table:style-name="ACE-4" table:formula="of:=[.C47]/[.C46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47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47">
            <text:p>47</text:p>
          </table:table-cell>
          <table:table-cell table:style-name="ACE-4" office:value-type="string">
            <text:p>&amp;</text:p>
          </table:table-cell>
          <table:table-cell table:style-name="ACE-4" table:formula="of:=[.C46]+[.C47]" office:value-type="float" office:value="2971215073">
            <text:p>2.97E+09</text:p>
          </table:table-cell>
          <table:table-cell table:style-name="ACE-4" office:value-type="string">
            <text:p>&amp;</text:p>
          </table:table-cell>
          <table:table-cell table:style-name="ACE-4" table:formula="of:=[.C48]/[.C47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48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48">
            <text:p>48</text:p>
          </table:table-cell>
          <table:table-cell table:style-name="ACE-4" office:value-type="string">
            <text:p>&amp;</text:p>
          </table:table-cell>
          <table:table-cell table:style-name="ACE-4" table:formula="of:=[.C47]+[.C48]" office:value-type="float" office:value="4807526976">
            <text:p>4.81E+09</text:p>
          </table:table-cell>
          <table:table-cell table:style-name="ACE-4" office:value-type="string">
            <text:p>&amp;</text:p>
          </table:table-cell>
          <table:table-cell table:style-name="ACE-4" table:formula="of:=[.C49]/[.C48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49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49">
            <text:p>49</text:p>
          </table:table-cell>
          <table:table-cell table:style-name="ACE-4" office:value-type="string">
            <text:p>&amp;</text:p>
          </table:table-cell>
          <table:table-cell table:style-name="ACE-4" table:formula="of:=[.C48]+[.C49]" office:value-type="float" office:value="7778742049">
            <text:p>7.78E+09</text:p>
          </table:table-cell>
          <table:table-cell table:style-name="ACE-4" office:value-type="string">
            <text:p>&amp;</text:p>
          </table:table-cell>
          <table:table-cell table:style-name="ACE-4" table:formula="of:=[.C50]/[.C49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50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50">
            <text:p>50</text:p>
          </table:table-cell>
          <table:table-cell table:style-name="ACE-4" office:value-type="string">
            <text:p>&amp;</text:p>
          </table:table-cell>
          <table:table-cell table:style-name="ACE-4" table:formula="of:=[.C49]+[.C50]" office:value-type="float" office:value="12586269025">
            <text:p>1.26E+10</text:p>
          </table:table-cell>
          <table:table-cell table:style-name="ACE-4" office:value-type="string">
            <text:p>&amp;</text:p>
          </table:table-cell>
          <table:table-cell table:style-name="ACE-4" table:formula="of:=[.C51]/[.C50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51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51">
            <text:p>51</text:p>
          </table:table-cell>
          <table:table-cell table:style-name="ACE-4" office:value-type="string">
            <text:p>&amp;</text:p>
          </table:table-cell>
          <table:table-cell table:style-name="ACE-4" table:formula="of:=[.C50]+[.C51]" office:value-type="float" office:value="20365011074">
            <text:p>2.04E+10</text:p>
          </table:table-cell>
          <table:table-cell table:style-name="ACE-4" office:value-type="string">
            <text:p>&amp;</text:p>
          </table:table-cell>
          <table:table-cell table:style-name="ACE-4" table:formula="of:=[.C52]/[.C51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52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52">
            <text:p>52</text:p>
          </table:table-cell>
          <table:table-cell table:style-name="ACE-4" office:value-type="string">
            <text:p>&amp;</text:p>
          </table:table-cell>
          <table:table-cell table:style-name="ACE-4" table:formula="of:=[.C51]+[.C52]" office:value-type="float" office:value="32951280099">
            <text:p>3.3E+10</text:p>
          </table:table-cell>
          <table:table-cell table:style-name="ACE-4" office:value-type="string">
            <text:p>&amp;</text:p>
          </table:table-cell>
          <table:table-cell table:style-name="ACE-4" table:formula="of:=[.C53]/[.C52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53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53">
            <text:p>53</text:p>
          </table:table-cell>
          <table:table-cell table:style-name="ACE-4" office:value-type="string">
            <text:p>&amp;</text:p>
          </table:table-cell>
          <table:table-cell table:style-name="ACE-4" table:formula="of:=[.C52]+[.C53]" office:value-type="float" office:value="53316291173">
            <text:p>5.33E+10</text:p>
          </table:table-cell>
          <table:table-cell table:style-name="ACE-4" office:value-type="string">
            <text:p>&amp;</text:p>
          </table:table-cell>
          <table:table-cell table:style-name="ACE-4" table:formula="of:=[.C54]/[.C53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54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54">
            <text:p>54</text:p>
          </table:table-cell>
          <table:table-cell table:style-name="ACE-4" office:value-type="string">
            <text:p>&amp;</text:p>
          </table:table-cell>
          <table:table-cell table:style-name="ACE-4" table:formula="of:=[.C53]+[.C54]" office:value-type="float" office:value="86267571272">
            <text:p>8.63E+10</text:p>
          </table:table-cell>
          <table:table-cell table:style-name="ACE-4" office:value-type="string">
            <text:p>&amp;</text:p>
          </table:table-cell>
          <table:table-cell table:style-name="ACE-4" table:formula="of:=[.C55]/[.C54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55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55">
            <text:p>55</text:p>
          </table:table-cell>
          <table:table-cell table:style-name="ACE-4" office:value-type="string">
            <text:p>&amp;</text:p>
          </table:table-cell>
          <table:table-cell table:style-name="ACE-4" table:formula="of:=[.C54]+[.C55]" office:value-type="float" office:value="139583862445">
            <text:p>1.4E+11</text:p>
          </table:table-cell>
          <table:table-cell table:style-name="ACE-4" office:value-type="string">
            <text:p>&amp;</text:p>
          </table:table-cell>
          <table:table-cell table:style-name="ACE-4" table:formula="of:=[.C56]/[.C55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56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56">
            <text:p>56</text:p>
          </table:table-cell>
          <table:table-cell table:style-name="ACE-4" office:value-type="string">
            <text:p>&amp;</text:p>
          </table:table-cell>
          <table:table-cell table:style-name="ACE-4" table:formula="of:=[.C55]+[.C56]" office:value-type="float" office:value="225851433717">
            <text:p>2.26E+11</text:p>
          </table:table-cell>
          <table:table-cell table:style-name="ACE-4" office:value-type="string">
            <text:p>&amp;</text:p>
          </table:table-cell>
          <table:table-cell table:style-name="ACE-4" table:formula="of:=[.C57]/[.C56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57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57">
            <text:p>57</text:p>
          </table:table-cell>
          <table:table-cell table:style-name="ACE-4" office:value-type="string">
            <text:p>&amp;</text:p>
          </table:table-cell>
          <table:table-cell table:style-name="ACE-4" table:formula="of:=[.C56]+[.C57]" office:value-type="float" office:value="365435296162">
            <text:p>3.65E+11</text:p>
          </table:table-cell>
          <table:table-cell table:style-name="ACE-4" office:value-type="string">
            <text:p>&amp;</text:p>
          </table:table-cell>
          <table:table-cell table:style-name="ACE-4" table:formula="of:=[.C58]/[.C57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58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58">
            <text:p>58</text:p>
          </table:table-cell>
          <table:table-cell table:style-name="ACE-4" office:value-type="string">
            <text:p>&amp;</text:p>
          </table:table-cell>
          <table:table-cell table:style-name="ACE-4" table:formula="of:=[.C57]+[.C58]" office:value-type="float" office:value="591286729879">
            <text:p>5.91E+11</text:p>
          </table:table-cell>
          <table:table-cell table:style-name="ACE-4" office:value-type="string">
            <text:p>&amp;</text:p>
          </table:table-cell>
          <table:table-cell table:style-name="ACE-4" table:formula="of:=[.C59]/[.C58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59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59">
            <text:p>59</text:p>
          </table:table-cell>
          <table:table-cell table:style-name="ACE-4" office:value-type="string">
            <text:p>&amp;</text:p>
          </table:table-cell>
          <table:table-cell table:style-name="ACE-4" table:formula="of:=[.C58]+[.C59]" office:value-type="float" office:value="956722026041">
            <text:p>9.57E+11</text:p>
          </table:table-cell>
          <table:table-cell table:style-name="ACE-4" office:value-type="string">
            <text:p>&amp;</text:p>
          </table:table-cell>
          <table:table-cell table:style-name="ACE-4" table:formula="of:=[.C60]/[.C59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60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60">
            <text:p>60</text:p>
          </table:table-cell>
          <table:table-cell table:style-name="ACE-4" office:value-type="string">
            <text:p>&amp;</text:p>
          </table:table-cell>
          <table:table-cell table:style-name="ACE-4" table:formula="of:=[.C59]+[.C60]" office:value-type="float" office:value="1548008755920">
            <text:p>1.55E+12</text:p>
          </table:table-cell>
          <table:table-cell table:style-name="ACE-4" office:value-type="string">
            <text:p>&amp;</text:p>
          </table:table-cell>
          <table:table-cell table:style-name="ACE-4" table:formula="of:=[.C61]/[.C60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61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61">
            <text:p>61</text:p>
          </table:table-cell>
          <table:table-cell table:style-name="ACE-4" office:value-type="string">
            <text:p>&amp;</text:p>
          </table:table-cell>
          <table:table-cell table:style-name="ACE-4" table:formula="of:=[.C60]+[.C61]" office:value-type="float" office:value="2504730781961">
            <text:p>2.5E+12</text:p>
          </table:table-cell>
          <table:table-cell table:style-name="ACE-4" office:value-type="string">
            <text:p>&amp;</text:p>
          </table:table-cell>
          <table:table-cell table:style-name="ACE-4" table:formula="of:=[.C62]/[.C61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62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62">
            <text:p>62</text:p>
          </table:table-cell>
          <table:table-cell table:style-name="ACE-4" office:value-type="string">
            <text:p>&amp;</text:p>
          </table:table-cell>
          <table:table-cell table:style-name="ACE-4" table:formula="of:=[.C61]+[.C62]" office:value-type="float" office:value="4052739537881">
            <text:p>4.05E+12</text:p>
          </table:table-cell>
          <table:table-cell table:style-name="ACE-4" office:value-type="string">
            <text:p>&amp;</text:p>
          </table:table-cell>
          <table:table-cell table:style-name="ACE-4" table:formula="of:=[.C63]/[.C62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63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63">
            <text:p>63</text:p>
          </table:table-cell>
          <table:table-cell table:style-name="ACE-4" office:value-type="string">
            <text:p>&amp;</text:p>
          </table:table-cell>
          <table:table-cell table:style-name="ACE-4" table:formula="of:=[.C62]+[.C63]" office:value-type="float" office:value="6557470319842">
            <text:p>6.56E+12</text:p>
          </table:table-cell>
          <table:table-cell table:style-name="ACE-4" office:value-type="string">
            <text:p>&amp;</text:p>
          </table:table-cell>
          <table:table-cell table:style-name="ACE-4" table:formula="of:=[.C64]/[.C63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64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64">
            <text:p>64</text:p>
          </table:table-cell>
          <table:table-cell table:style-name="ACE-4" office:value-type="string">
            <text:p>&amp;</text:p>
          </table:table-cell>
          <table:table-cell table:style-name="ACE-4" table:formula="of:=[.C63]+[.C64]" office:value-type="float" office:value="10610209857723">
            <text:p>1.06E+13</text:p>
          </table:table-cell>
          <table:table-cell table:style-name="ACE-4" office:value-type="string">
            <text:p>&amp;</text:p>
          </table:table-cell>
          <table:table-cell table:style-name="ACE-4" table:formula="of:=[.C65]/[.C64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65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65">
            <text:p>65</text:p>
          </table:table-cell>
          <table:table-cell table:style-name="ACE-4" office:value-type="string">
            <text:p>&amp;</text:p>
          </table:table-cell>
          <table:table-cell table:style-name="ACE-4" table:formula="of:=[.C64]+[.C65]" office:value-type="float" office:value="17167680177565">
            <text:p>1.72E+13</text:p>
          </table:table-cell>
          <table:table-cell table:style-name="ACE-4" office:value-type="string">
            <text:p>&amp;</text:p>
          </table:table-cell>
          <table:table-cell table:style-name="ACE-4" table:formula="of:=[.C66]/[.C65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66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66">
            <text:p>66</text:p>
          </table:table-cell>
          <table:table-cell table:style-name="ACE-4" office:value-type="string">
            <text:p>&amp;</text:p>
          </table:table-cell>
          <table:table-cell table:style-name="ACE-4" table:formula="of:=[.C65]+[.C66]" office:value-type="float" office:value="27777890035288">
            <text:p>2.78E+13</text:p>
          </table:table-cell>
          <table:table-cell table:style-name="ACE-4" office:value-type="string">
            <text:p>&amp;</text:p>
          </table:table-cell>
          <table:table-cell table:style-name="ACE-4" table:formula="of:=[.C67]/[.C66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67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67">
            <text:p>67</text:p>
          </table:table-cell>
          <table:table-cell table:style-name="ACE-4" office:value-type="string">
            <text:p>&amp;</text:p>
          </table:table-cell>
          <table:table-cell table:style-name="ACE-4" table:formula="of:=[.C66]+[.C67]" office:value-type="float" office:value="44945570212853">
            <text:p>4.49E+13</text:p>
          </table:table-cell>
          <table:table-cell table:style-name="ACE-4" office:value-type="string">
            <text:p>&amp;</text:p>
          </table:table-cell>
          <table:table-cell table:style-name="ACE-4" table:formula="of:=[.C68]/[.C67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68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68">
            <text:p>68</text:p>
          </table:table-cell>
          <table:table-cell table:style-name="ACE-4" office:value-type="string">
            <text:p>&amp;</text:p>
          </table:table-cell>
          <table:table-cell table:style-name="ACE-4" table:formula="of:=[.C67]+[.C68]" office:value-type="float" office:value="72723460248141">
            <text:p>7.27E+13</text:p>
          </table:table-cell>
          <table:table-cell table:style-name="ACE-4" office:value-type="string">
            <text:p>&amp;</text:p>
          </table:table-cell>
          <table:table-cell table:style-name="ACE-4" table:formula="of:=[.C69]/[.C68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69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69">
            <text:p>69</text:p>
          </table:table-cell>
          <table:table-cell table:style-name="ACE-4" office:value-type="string">
            <text:p>&amp;</text:p>
          </table:table-cell>
          <table:table-cell table:style-name="ACE-4" table:formula="of:=[.C68]+[.C69]" office:value-type="float" office:value="117669030460994">
            <text:p>1.18E+14</text:p>
          </table:table-cell>
          <table:table-cell table:style-name="ACE-4" office:value-type="string">
            <text:p>&amp;</text:p>
          </table:table-cell>
          <table:table-cell table:style-name="ACE-4" table:formula="of:=[.C70]/[.C69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70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70">
            <text:p>70</text:p>
          </table:table-cell>
          <table:table-cell table:style-name="ACE-4" office:value-type="string">
            <text:p>&amp;</text:p>
          </table:table-cell>
          <table:table-cell table:style-name="ACE-4" table:formula="of:=[.C69]+[.C70]" office:value-type="float" office:value="190392490709135">
            <text:p>1.9E+14</text:p>
          </table:table-cell>
          <table:table-cell table:style-name="ACE-4" office:value-type="string">
            <text:p>&amp;</text:p>
          </table:table-cell>
          <table:table-cell table:style-name="ACE-4" table:formula="of:=[.C71]/[.C70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71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71">
            <text:p>71</text:p>
          </table:table-cell>
          <table:table-cell table:style-name="ACE-4" office:value-type="string">
            <text:p>&amp;</text:p>
          </table:table-cell>
          <table:table-cell table:style-name="ACE-4" table:formula="of:=[.C70]+[.C71]" office:value-type="float" office:value="308061521170129">
            <text:p>3.08E+14</text:p>
          </table:table-cell>
          <table:table-cell table:style-name="ACE-4" office:value-type="string">
            <text:p>&amp;</text:p>
          </table:table-cell>
          <table:table-cell table:style-name="ACE-4" table:formula="of:=[.C72]/[.C71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72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72">
            <text:p>72</text:p>
          </table:table-cell>
          <table:table-cell table:style-name="ACE-4" office:value-type="string">
            <text:p>&amp;</text:p>
          </table:table-cell>
          <table:table-cell table:style-name="ACE-4" table:formula="of:=[.C71]+[.C72]" office:value-type="float" office:value="498454011879264">
            <text:p>4.98E+14</text:p>
          </table:table-cell>
          <table:table-cell table:style-name="ACE-4" office:value-type="string">
            <text:p>&amp;</text:p>
          </table:table-cell>
          <table:table-cell table:style-name="ACE-4" table:formula="of:=[.C73]/[.C72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73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73">
            <text:p>73</text:p>
          </table:table-cell>
          <table:table-cell table:style-name="ACE-4" office:value-type="string">
            <text:p>&amp;</text:p>
          </table:table-cell>
          <table:table-cell table:style-name="ACE-4" table:formula="of:=[.C72]+[.C73]" office:value-type="float" office:value="806515533049393">
            <text:p>8.07E+14</text:p>
          </table:table-cell>
          <table:table-cell table:style-name="ACE-4" office:value-type="string">
            <text:p>&amp;</text:p>
          </table:table-cell>
          <table:table-cell table:style-name="ACE-4" table:formula="of:=[.C74]/[.C73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74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74">
            <text:p>74</text:p>
          </table:table-cell>
          <table:table-cell table:style-name="ACE-4" office:value-type="string">
            <text:p>&amp;</text:p>
          </table:table-cell>
          <table:table-cell table:style-name="ACE-4" table:formula="of:=[.C73]+[.C74]" office:value-type="float" office:value="1304969544928657">
            <text:p>1.3E+15</text:p>
          </table:table-cell>
          <table:table-cell table:style-name="ACE-4" office:value-type="string">
            <text:p>&amp;</text:p>
          </table:table-cell>
          <table:table-cell table:style-name="ACE-4" table:formula="of:=[.C75]/[.C74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75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75">
            <text:p>75</text:p>
          </table:table-cell>
          <table:table-cell table:style-name="ACE-4" office:value-type="string">
            <text:p>&amp;</text:p>
          </table:table-cell>
          <table:table-cell table:style-name="ACE-4" table:formula="of:=[.C74]+[.C75]" office:value-type="float" office:value="2111485077978050">
            <text:p>2.11E+15</text:p>
          </table:table-cell>
          <table:table-cell table:style-name="ACE-4" office:value-type="string">
            <text:p>&amp;</text:p>
          </table:table-cell>
          <table:table-cell table:style-name="ACE-4" table:formula="of:=[.C76]/[.C75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76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76">
            <text:p>76</text:p>
          </table:table-cell>
          <table:table-cell table:style-name="ACE-4" office:value-type="string">
            <text:p>&amp;</text:p>
          </table:table-cell>
          <table:table-cell table:style-name="ACE-4" table:formula="of:=[.C75]+[.C76]" office:value-type="float" office:value="3416454622906707">
            <text:p>3.42E+15</text:p>
          </table:table-cell>
          <table:table-cell table:style-name="ACE-4" office:value-type="string">
            <text:p>&amp;</text:p>
          </table:table-cell>
          <table:table-cell table:style-name="ACE-4" table:formula="of:=[.C77]/[.C76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77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77">
            <text:p>77</text:p>
          </table:table-cell>
          <table:table-cell table:style-name="ACE-4" office:value-type="string">
            <text:p>&amp;</text:p>
          </table:table-cell>
          <table:table-cell table:style-name="ACE-4" table:formula="of:=[.C76]+[.C77]" office:value-type="float" office:value="5527939700884757">
            <text:p>5.53E+15</text:p>
          </table:table-cell>
          <table:table-cell table:style-name="ACE-4" office:value-type="string">
            <text:p>&amp;</text:p>
          </table:table-cell>
          <table:table-cell table:style-name="ACE-4" table:formula="of:=[.C78]/[.C77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78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78">
            <text:p>78</text:p>
          </table:table-cell>
          <table:table-cell table:style-name="ACE-4" office:value-type="string">
            <text:p>&amp;</text:p>
          </table:table-cell>
          <table:table-cell table:style-name="ACE-4" table:formula="of:=[.C77]+[.C78]" office:value-type="float" office:value="8944394323791464">
            <text:p>8.94E+15</text:p>
          </table:table-cell>
          <table:table-cell table:style-name="ACE-4" office:value-type="string">
            <text:p>&amp;</text:p>
          </table:table-cell>
          <table:table-cell table:style-name="ACE-4" table:formula="of:=[.C79]/[.C78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79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79">
            <text:p>79</text:p>
          </table:table-cell>
          <table:table-cell table:style-name="ACE-4" office:value-type="string">
            <text:p>&amp;</text:p>
          </table:table-cell>
          <table:table-cell table:style-name="ACE-4" table:formula="of:=[.C78]+[.C79]" office:value-type="float" office:value="14472334024676220">
            <text:p>1.45E+16</text:p>
          </table:table-cell>
          <table:table-cell table:style-name="ACE-4" office:value-type="string">
            <text:p>&amp;</text:p>
          </table:table-cell>
          <table:table-cell table:style-name="ACE-4" table:formula="of:=[.C80]/[.C79]" office:value-type="float" office:value="1.6180339887498947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80]" office:value-type="float" office:value="2.2204460492503131e-16">
            <text:p>2.22E−16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80">
            <text:p>80</text:p>
          </table:table-cell>
          <table:table-cell table:style-name="ACE-4" office:value-type="string">
            <text:p>&amp;</text:p>
          </table:table-cell>
          <table:table-cell table:style-name="ACE-4" table:formula="of:=[.C79]+[.C80]" office:value-type="float" office:value="23416728348467684">
            <text:p>2.34E+16</text:p>
          </table:table-cell>
          <table:table-cell table:style-name="ACE-4" office:value-type="string">
            <text:p>&amp;</text:p>
          </table:table-cell>
          <table:table-cell table:style-name="ACE-4" table:formula="of:=[.C81]/[.C80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81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81">
            <text:p>81</text:p>
          </table:table-cell>
          <table:table-cell table:style-name="ACE-4" office:value-type="string">
            <text:p>&amp;</text:p>
          </table:table-cell>
          <table:table-cell table:style-name="ACE-4" table:formula="of:=[.C80]+[.C81]" office:value-type="float" office:value="37889062373143904">
            <text:p>3.79E+16</text:p>
          </table:table-cell>
          <table:table-cell table:style-name="ACE-4" office:value-type="string">
            <text:p>&amp;</text:p>
          </table:table-cell>
          <table:table-cell table:style-name="ACE-4" table:formula="of:=[.C82]/[.C81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82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82">
            <text:p>82</text:p>
          </table:table-cell>
          <table:table-cell table:style-name="ACE-4" office:value-type="string">
            <text:p>&amp;</text:p>
          </table:table-cell>
          <table:table-cell table:style-name="ACE-4" table:formula="of:=[.C81]+[.C82]" office:value-type="float" office:value="61305790721611584">
            <text:p>6.13E+16</text:p>
          </table:table-cell>
          <table:table-cell table:style-name="ACE-4" office:value-type="string">
            <text:p>&amp;</text:p>
          </table:table-cell>
          <table:table-cell table:style-name="ACE-4" table:formula="of:=[.C83]/[.C82]" office:value-type="float" office:value="1.6180339887498947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83]" office:value-type="float" office:value="2.2204460492503131e-16">
            <text:p>2.22E−16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83">
            <text:p>83</text:p>
          </table:table-cell>
          <table:table-cell table:style-name="ACE-4" office:value-type="string">
            <text:p>&amp;</text:p>
          </table:table-cell>
          <table:table-cell table:style-name="ACE-4" table:formula="of:=[.C82]+[.C83]" office:value-type="float" office:value="99194853094755488">
            <text:p>9.92E+16</text:p>
          </table:table-cell>
          <table:table-cell table:style-name="ACE-4" office:value-type="string">
            <text:p>&amp;</text:p>
          </table:table-cell>
          <table:table-cell table:style-name="ACE-4" table:formula="of:=[.C84]/[.C83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84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84">
            <text:p>84</text:p>
          </table:table-cell>
          <table:table-cell table:style-name="ACE-4" office:value-type="string">
            <text:p>&amp;</text:p>
          </table:table-cell>
          <table:table-cell table:style-name="ACE-4" table:formula="of:=[.C83]+[.C84]" office:value-type="float" office:value="1.6050064381636707e+17">
            <text:p>1.61E+17</text:p>
          </table:table-cell>
          <table:table-cell table:style-name="ACE-4" office:value-type="string">
            <text:p>&amp;</text:p>
          </table:table-cell>
          <table:table-cell table:style-name="ACE-4" table:formula="of:=[.C85]/[.C84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85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85">
            <text:p>85</text:p>
          </table:table-cell>
          <table:table-cell table:style-name="ACE-4" office:value-type="string">
            <text:p>&amp;</text:p>
          </table:table-cell>
          <table:table-cell table:style-name="ACE-4" table:formula="of:=[.C84]+[.C85]" office:value-type="float" office:value="2.5969549691112256e+17">
            <text:p>2.6E+17</text:p>
          </table:table-cell>
          <table:table-cell table:style-name="ACE-4" office:value-type="string">
            <text:p>&amp;</text:p>
          </table:table-cell>
          <table:table-cell table:style-name="ACE-4" table:formula="of:=[.C86]/[.C85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86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86">
            <text:p>86</text:p>
          </table:table-cell>
          <table:table-cell table:style-name="ACE-4" office:value-type="string">
            <text:p>&amp;</text:p>
          </table:table-cell>
          <table:table-cell table:style-name="ACE-4" table:formula="of:=[.C85]+[.C86]" office:value-type="float" office:value="4.2019614072748966e+17">
            <text:p>4.2E+17</text:p>
          </table:table-cell>
          <table:table-cell table:style-name="ACE-4" office:value-type="string">
            <text:p>&amp;</text:p>
          </table:table-cell>
          <table:table-cell table:style-name="ACE-4" table:formula="of:=[.C87]/[.C86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87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87">
            <text:p>87</text:p>
          </table:table-cell>
          <table:table-cell table:style-name="ACE-4" office:value-type="string">
            <text:p>&amp;</text:p>
          </table:table-cell>
          <table:table-cell table:style-name="ACE-4" table:formula="of:=[.C86]+[.C87]" office:value-type="float" office:value="6.7989163763861222e+17">
            <text:p>6.8E+17</text:p>
          </table:table-cell>
          <table:table-cell table:style-name="ACE-4" office:value-type="string">
            <text:p>&amp;</text:p>
          </table:table-cell>
          <table:table-cell table:style-name="ACE-4" table:formula="of:=[.C88]/[.C87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88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88">
            <text:p>88</text:p>
          </table:table-cell>
          <table:table-cell table:style-name="ACE-4" office:value-type="string">
            <text:p>&amp;</text:p>
          </table:table-cell>
          <table:table-cell table:style-name="ACE-4" table:formula="of:=[.C87]+[.C88]" office:value-type="float" office:value="1.1000877783661019e+18">
            <text:p>1.1E+18</text:p>
          </table:table-cell>
          <table:table-cell table:style-name="ACE-4" office:value-type="string">
            <text:p>&amp;</text:p>
          </table:table-cell>
          <table:table-cell table:style-name="ACE-4" table:formula="of:=[.C89]/[.C88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89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89">
            <text:p>89</text:p>
          </table:table-cell>
          <table:table-cell table:style-name="ACE-4" office:value-type="string">
            <text:p>&amp;</text:p>
          </table:table-cell>
          <table:table-cell table:style-name="ACE-4" table:formula="of:=[.C88]+[.C89]" office:value-type="float" office:value="1.779979416004714e+18">
            <text:p>1.78E+18</text:p>
          </table:table-cell>
          <table:table-cell table:style-name="ACE-4" office:value-type="string">
            <text:p>&amp;</text:p>
          </table:table-cell>
          <table:table-cell table:style-name="ACE-4" table:formula="of:=[.C90]/[.C89]" office:value-type="float" office:value="1.6180339887498947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90]" office:value-type="float" office:value="2.2204460492503131e-16">
            <text:p>2.22E−16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90">
            <text:p>90</text:p>
          </table:table-cell>
          <table:table-cell table:style-name="ACE-4" office:value-type="string">
            <text:p>&amp;</text:p>
          </table:table-cell>
          <table:table-cell table:style-name="ACE-4" table:formula="of:=[.C89]+[.C90]" office:value-type="float" office:value="2.880067194370816e+18">
            <text:p>2.88E+18</text:p>
          </table:table-cell>
          <table:table-cell table:style-name="ACE-4" office:value-type="string">
            <text:p>&amp;</text:p>
          </table:table-cell>
          <table:table-cell table:style-name="ACE-4" table:formula="of:=[.C91]/[.C90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91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91">
            <text:p>91</text:p>
          </table:table-cell>
          <table:table-cell table:style-name="ACE-4" office:value-type="string">
            <text:p>&amp;</text:p>
          </table:table-cell>
          <table:table-cell table:style-name="ACE-4" table:formula="of:=[.C90]+[.C91]" office:value-type="float" office:value="4.6600466103755305e+18">
            <text:p>4.66E+18</text:p>
          </table:table-cell>
          <table:table-cell table:style-name="ACE-4" office:value-type="string">
            <text:p>&amp;</text:p>
          </table:table-cell>
          <table:table-cell table:style-name="ACE-4" table:formula="of:=[.C92]/[.C91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92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92">
            <text:p>92</text:p>
          </table:table-cell>
          <table:table-cell table:style-name="ACE-4" office:value-type="string">
            <text:p>&amp;</text:p>
          </table:table-cell>
          <table:table-cell table:style-name="ACE-4" table:formula="of:=[.C91]+[.C92]" office:value-type="float" office:value="7.5401138047463465e+18">
            <text:p>7.54E+18</text:p>
          </table:table-cell>
          <table:table-cell table:style-name="ACE-4" office:value-type="string">
            <text:p>&amp;</text:p>
          </table:table-cell>
          <table:table-cell table:style-name="ACE-4" table:formula="of:=[.C93]/[.C92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93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93">
            <text:p>93</text:p>
          </table:table-cell>
          <table:table-cell table:style-name="ACE-4" office:value-type="string">
            <text:p>&amp;</text:p>
          </table:table-cell>
          <table:table-cell table:style-name="ACE-4" table:formula="of:=[.C92]+[.C93]" office:value-type="float" office:value="1.2200160415121877e+19">
            <text:p>1.22E+19</text:p>
          </table:table-cell>
          <table:table-cell table:style-name="ACE-4" office:value-type="string">
            <text:p>&amp;</text:p>
          </table:table-cell>
          <table:table-cell table:style-name="ACE-4" table:formula="of:=[.C94]/[.C93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94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94">
            <text:p>94</text:p>
          </table:table-cell>
          <table:table-cell table:style-name="ACE-4" office:value-type="string">
            <text:p>&amp;</text:p>
          </table:table-cell>
          <table:table-cell table:style-name="ACE-4" table:formula="of:=[.C93]+[.C94]" office:value-type="float" office:value="1.9740274219868226e+19">
            <text:p>1.97E+19</text:p>
          </table:table-cell>
          <table:table-cell table:style-name="ACE-4" office:value-type="string">
            <text:p>&amp;</text:p>
          </table:table-cell>
          <table:table-cell table:style-name="ACE-4" table:formula="of:=[.C95]/[.C94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95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95">
            <text:p>95</text:p>
          </table:table-cell>
          <table:table-cell table:style-name="ACE-4" office:value-type="string">
            <text:p>&amp;</text:p>
          </table:table-cell>
          <table:table-cell table:style-name="ACE-4" table:formula="of:=[.C94]+[.C95]" office:value-type="float" office:value="3.19404346349901e+19">
            <text:p>3.19E+19</text:p>
          </table:table-cell>
          <table:table-cell table:style-name="ACE-4" office:value-type="string">
            <text:p>&amp;</text:p>
          </table:table-cell>
          <table:table-cell table:style-name="ACE-4" table:formula="of:=[.C96]/[.C95]" office:value-type="float" office:value="1.6180339887498947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96]" office:value-type="float" office:value="2.2204460492503131e-16">
            <text:p>2.22E−16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96">
            <text:p>96</text:p>
          </table:table-cell>
          <table:table-cell table:style-name="ACE-4" office:value-type="string">
            <text:p>&amp;</text:p>
          </table:table-cell>
          <table:table-cell table:style-name="ACE-4" table:formula="of:=[.C95]+[.C96]" office:value-type="float" office:value="5.1680708854858326e+19">
            <text:p>5.17E+19</text:p>
          </table:table-cell>
          <table:table-cell table:style-name="ACE-4" office:value-type="string">
            <text:p>&amp;</text:p>
          </table:table-cell>
          <table:table-cell table:style-name="ACE-4" table:formula="of:=[.C97]/[.C96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97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97">
            <text:p>97</text:p>
          </table:table-cell>
          <table:table-cell table:style-name="ACE-4" office:value-type="string">
            <text:p>&amp;</text:p>
          </table:table-cell>
          <table:table-cell table:style-name="ACE-4" table:formula="of:=[.C96]+[.C97]" office:value-type="float" office:value="8.3621143489848426e+19">
            <text:p>8.36E+19</text:p>
          </table:table-cell>
          <table:table-cell table:style-name="ACE-4" office:value-type="string">
            <text:p>&amp;</text:p>
          </table:table-cell>
          <table:table-cell table:style-name="ACE-4" table:formula="of:=[.C98]/[.C97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98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98">
            <text:p>98</text:p>
          </table:table-cell>
          <table:table-cell table:style-name="ACE-4" office:value-type="string">
            <text:p>&amp;</text:p>
          </table:table-cell>
          <table:table-cell table:style-name="ACE-4" table:formula="of:=[.C97]+[.C98]" office:value-type="float" office:value="1.3530185234470676e+20">
            <text:p>1.35E+20</text:p>
          </table:table-cell>
          <table:table-cell table:style-name="ACE-4" office:value-type="string">
            <text:p>&amp;</text:p>
          </table:table-cell>
          <table:table-cell table:style-name="ACE-4" table:formula="of:=[.C99]/[.C98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99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99">
            <text:p>99</text:p>
          </table:table-cell>
          <table:table-cell table:style-name="ACE-4" office:value-type="string">
            <text:p>&amp;</text:p>
          </table:table-cell>
          <table:table-cell table:style-name="ACE-4" table:formula="of:=[.C98]+[.C99]" office:value-type="float" office:value="2.189229958345552e+20">
            <text:p>2.19E+20</text:p>
          </table:table-cell>
          <table:table-cell table:style-name="ACE-4" office:value-type="string">
            <text:p>&amp;</text:p>
          </table:table-cell>
          <table:table-cell table:style-name="ACE-4" table:formula="of:=[.C100]/[.C99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100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2">
          <table:table-cell table:style-name="ACE-4" office:value-type="float" office:value="100">
            <text:p>100</text:p>
          </table:table-cell>
          <table:table-cell table:style-name="ACE-4" office:value-type="string">
            <text:p>&amp;</text:p>
          </table:table-cell>
          <table:table-cell table:style-name="ACE-4" table:formula="of:=[.C99]+[.C100]" office:value-type="float" office:value="3.54224848179262e+20">
            <text:p>3.54E+20</text:p>
          </table:table-cell>
          <table:table-cell table:style-name="ACE-4" office:value-type="string">
            <text:p>&amp;</text:p>
          </table:table-cell>
          <table:table-cell table:style-name="ACE-4" table:formula="of:=[.C101]/[.C100]" office:value-type="float" office:value="1.6180339887498949">
            <text:p>1.618034</text:p>
          </table:table-cell>
          <table:table-cell table:style-name="ACE-4" office:value-type="string">
            <text:p>&amp;</text:p>
          </table:table-cell>
          <table:table-cell table:style-name="ACE-4" table:formula="of:=(SQRT(5)+1)/2-[.E101]" office:value-type="float" office:value="0">
            <text:p>0</text:p>
          </table:table-cell>
          <table:table-cell table:style-name="ACE-4" office:value-type="string">
            <text:p>\\</text:p>
          </table:table-cell>
          <table:table-cell table:number-columns-repeated="120" table:style-name="ACE-4"/>
        </table:table-row>
        <table:table-row table:style-name="AROW-0" table:number-rows-repeated="27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" gnm:cursor-row="0">
          <gnm:selection gnm:start-col="1" gnm:start-row="0" gnm:end-col="1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2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25T15:12:01Z</dc:date>
    <meta:creation-date>2023-01-19T16:00:57Z</meta:creation-date>
    <meta:editing-cycles>2</meta:editing-cycles>
    <meta:editing-duration>PT1H10M3S</meta:editing-duration>
    <meta:generator>gnumeric/1.12.51</meta:generator>
  </office:meta>
</office:document-meta>
</file>